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fo:padding="0.049cm" fo:border="0.06pt solid #363b3d"/>
      <style:text-properties fo:font-weight="bold" officeooo:rsid="000833bd" officeooo:paragraph-rsid="000833bd" style:font-weight-asian="bold" style:font-weight-complex="bold"/>
    </style:style>
    <style:style style:name="P2" style:family="paragraph" style:parent-style-name="Text_20_body">
      <style:paragraph-properties fo:text-align="justify" style:justify-single-word="false" fo:padding="0.049cm" fo:border="0.06pt solid #363b3d"/>
    </style:style>
    <style:style style:name="P3" style:family="paragraph" style:parent-style-name="Text_20_body" style:list-style-name="L1">
      <style:paragraph-properties fo:margin-top="0cm" fo:margin-bottom="0cm" style:contextual-spacing="false" fo:text-align="justify" style:justify-single-word="false" fo:padding="0.049cm" fo:border="0.06pt solid #363b3d"/>
    </style:style>
    <style:style style:name="P4" style:family="paragraph" style:parent-style-name="Text_20_body" style:list-style-name="L1">
      <style:paragraph-properties fo:text-align="justify" style:justify-single-word="false" fo:padding="0.049cm" fo:border="0.06pt solid #363b3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la</text:p>
      <text:p text:style-name="P2">A fila é uma estrutura de dados muito útil porque ela segue a regra "primeiro a entrar, primeiro a sair" (FIFO, na sigla em inglês), o que significa que os elementos são inseridos no final da fila e retirados do início. Isso é útil em várias situações, como:</text:p>
      <text:list xml:id="list2983951670" text:style-name="L1">
        <text:list-item>
          <text:p text:style-name="P3">Quando você precisa manter uma ordem específica para as operações. Por exemplo, em um sistema de atendimento ao cliente, é importante que as chamadas sejam atendidas na ordem em que foram recebidas.</text:p>
        </text:list-item>
        <text:list-item>
          <text:p text:style-name="P3">Quando você precisa processar tarefas em ordem. Por exemplo, você pode usar uma fila para garantir que as tarefas sejam executadas na ordem em que foram adicionadas, em vez de tentar executá-las todas ao mesmo tempo.</text:p>
        </text:list-item>
        <text:list-item>
          <text:p text:style-name="P4">Quando você precisa controlar o acesso a um recurso compartilhado. Por exemplo, você pode usar uma fila para controlar o acesso a uma impressora ou a um banco de dados, garantindo que as solicitações sejam processadas na ordem em que foram recebidas.</text:p>
        </text:list-item>
      </text:list>
      <text:p text:style-name="P2">Além disso, as filas podem ser implementadas com eficiência usando diferentes estruturas de dados, como listas ligadas ou arrays. Algumas implementações específicas, como as filas de prioridade e as filas circular, também tem utilidade específica em diferentes context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0T15:34:44.809545598</meta:creation-date>
    <dc:date>2023-01-10T15:36:07.041197734</dc:date>
    <meta:editing-duration>PT1M23S</meta:editing-duration>
    <meta:editing-cycles>1</meta:editing-cycles>
    <meta:document-statistic meta:table-count="0" meta:image-count="0" meta:object-count="0" meta:page-count="1" meta:paragraph-count="6" meta:word-count="200" meta:character-count="1199" meta:non-whitespace-character-count="1008"/>
    <meta:generator>LibreOffice/7.3.7.2$Linux_X86_64 LibreOffice_project/30$Build-2</meta:generator>
  </office:meta>
</office:document-meta>
</file>